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letContextWrapper.getServlet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Attribu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Lo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ResourceAsStream( String th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RealPath( String th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AbstractServletContextWrapper( ServletContext theOrigin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vletContextWrapper.log( Exception theException , String the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rvletContextWrapper.getContext( String the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ervletContextWrapper.setInitParameter( String theName , String th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newInstance( ServletContext theOriginal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ServletContextWrapper.getResource( String th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removeAttribu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InitParameter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ServletContextWrapper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RequestDispatcher( String th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ervletContextWrapper.getOrigin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InitParameter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rvletContextWrapper.log( String the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rvletContextWrapper.getMimeType( String the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log( String theMessage , Throwable the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rvletContextWrapper.getNamedDispatcher( String t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ervletContextWrapper.setAttribute( String theName , Object th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vletContextWrapper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